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 fo:text-align="center"/>
    </style:style>
    <style:style style:name="P2" style:parent-style-name="Normal" style:family="paragraph">
      <style:text-properties style:font-name="Arial" style:font-name-complex="Arial" fo:font-size="12pt" style:font-size-asian="12pt" style:font-size-complex="12pt"/>
    </style:style>
    <style:style style:name="P3" style:parent-style-name="Normal" style:family="paragraph">
      <style:text-properties style:font-name="Arial" style:font-name-complex="Arial" fo:font-size="12pt" style:font-size-asian="12pt" style:font-size-complex="12pt"/>
    </style:style>
    <style:style style:name="P4" style:parent-style-name="Listeafsnit" style:list-style-name="LFO1" style:family="paragraph">
      <style:text-properties style:font-name="Arial" style:font-name-complex="Arial" fo:font-size="12pt" style:font-size-asian="12pt" style:font-size-complex="12pt"/>
    </style:style>
    <style:style style:name="P5" style:parent-style-name="Listeafsnit" style:list-style-name="LFO1" style:family="paragraph">
      <style:text-properties style:font-name="Arial" style:font-name-complex="Arial" fo:font-size="12pt" style:font-size-asian="12pt" style:font-size-complex="12pt"/>
    </style:style>
    <style:style style:name="P6" style:parent-style-name="Listeafsnit" style:list-style-name="LFO1" style:family="paragraph">
      <style:text-properties style:font-name="Arial" style:font-name-complex="Arial" fo:font-size="12pt" style:font-size-asian="12pt" style:font-size-complex="12pt"/>
    </style:style>
    <style:style style:name="P7" style:parent-style-name="Normal" style:family="paragraph">
      <style:text-properties style:font-name="Arial" style:font-name-complex="Arial" fo:font-size="12pt" style:font-size-asian="12pt" style:font-size-complex="12pt"/>
    </style:style>
    <style:style style:name="P8" style:parent-style-name="Listeafsnit" style:list-style-name="LFO1" style:family="paragraph">
      <style:text-properties style:font-name="Arial" style:font-name-complex="Arial" fo:font-size="12pt" style:font-size-asian="12pt" style:font-size-complex="12pt"/>
    </style:style>
    <style:style style:name="P9" style:parent-style-name="Listeafsnit" style:list-style-name="LFO1" style:family="paragraph">
      <style:text-properties style:font-name="Arial" style:font-name-complex="Arial" fo:font-size="12pt" style:font-size-asian="12pt" style:font-size-complex="12pt"/>
    </style:style>
    <style:style style:name="P10" style:parent-style-name="Listeafsnit" style:list-style-name="LFO1" style:family="paragraph">
      <style:text-properties style:font-name="Arial" style:font-name-complex="Arial" fo:font-size="12pt" style:font-size-asian="12pt" style:font-size-complex="12pt"/>
    </style:style>
    <style:style style:name="P11" style:parent-style-name="Normal" style:family="paragraph">
      <style:text-properties style:font-name="Arial" style:font-name-complex="Arial" fo:font-size="12pt" style:font-size-asian="12pt" style:font-size-complex="12pt"/>
    </style:style>
    <style:style style:name="P12" style:parent-style-name="Listeafsnit" style:list-style-name="LFO1" style:family="paragraph">
      <style:text-properties style:font-name="Arial" style:font-name-complex="Arial" fo:font-size="12pt" style:font-size-asian="12pt" style:font-size-complex="12pt"/>
    </style:style>
    <style:style style:name="P13" style:parent-style-name="Listeafsnit" style:list-style-name="LFO1" style:family="paragraph">
      <style:text-properties style:font-name="Arial" style:font-name-complex="Arial" fo:font-size="12pt" style:font-size-asian="12pt" style:font-size-complex="12pt"/>
    </style:style>
    <style:style style:name="P14" style:parent-style-name="Listeafsnit" style:list-style-name="LFO1" style:family="paragraph">
      <style:text-properties style:font-name="Arial" style:font-name-complex="Arial" fo:font-size="12pt" style:font-size-asian="12pt" style:font-size-complex="12pt"/>
    </style:style>
    <style:style style:name="P15" style:parent-style-name="Normal" style:family="paragraph">
      <style:text-properties style:font-name="Arial" style:font-name-complex="Arial" fo:font-size="12pt" style:font-size-asian="12pt" style:font-size-complex="12pt"/>
    </style:style>
    <style:style style:name="P16" style:parent-style-name="Listeafsnit" style:list-style-name="LFO1" style:family="paragraph">
      <style:text-properties style:font-name="Arial" style:font-name-complex="Arial" fo:font-size="12pt" style:font-size-asian="12pt" style:font-size-complex="12pt"/>
    </style:style>
    <style:style style:name="P17" style:parent-style-name="Listeafsnit" style:list-style-name="LFO1" style:family="paragraph">
      <style:text-properties style:font-name="Arial" style:font-name-complex="Arial" fo:font-size="12pt" style:font-size-asian="12pt" style:font-size-complex="12pt"/>
    </style:style>
    <style:style style:name="P18" style:parent-style-name="Listeafsnit" style:list-style-name="LFO1" style:family="paragraph">
      <style:text-properties style:font-name="Arial" style:font-name-complex="Arial" fo:font-size="12pt" style:font-size-asian="12pt" style:font-size-complex="12pt"/>
    </style:style>
    <style:style style:name="P19" style:parent-style-name="Normal" style:family="paragraph">
      <style:text-properties style:font-name="Arial" style:font-name-complex="Arial" fo:font-size="12pt" style:font-size-asian="12pt" style:font-size-complex="12pt"/>
    </style:style>
    <style:style style:name="P20" style:parent-style-name="Listeafsnit" style:list-style-name="LFO1" style:family="paragraph">
      <style:text-properties style:font-name="Arial" style:font-name-complex="Arial" fo:font-size="12pt" style:font-size-asian="12pt" style:font-size-complex="12pt"/>
    </style:style>
    <style:style style:name="P21" style:parent-style-name="Listeafsnit" style:list-style-name="LFO1" style:family="paragraph">
      <style:text-properties style:font-name="Arial" style:font-name-complex="Arial" fo:font-size="12pt" style:font-size-asian="12pt" style:font-size-complex="12pt"/>
    </style:style>
    <style:style style:name="P22" style:parent-style-name="Listeafsnit" style:list-style-name="LFO1" style:family="paragraph">
      <style:text-properties style:font-name="Arial" style:font-name-complex="Arial" fo:font-size="12pt" style:font-size-asian="12pt" style:font-size-complex="12pt"/>
    </style:style>
    <style:style style:name="P23" style:parent-style-name="Normal" style:family="paragraph">
      <style:text-properties style:font-name="Arial" style:font-name-complex="Arial" fo:font-size="12pt" style:font-size-asian="12pt" style:font-size-complex="12pt"/>
    </style:style>
    <style:style style:name="P24" style:parent-style-name="Listeafsnit" style:list-style-name="LFO1" style:family="paragraph">
      <style:text-properties style:font-name="Arial" style:font-name-complex="Arial" fo:font-size="12pt" style:font-size-asian="12pt" style:font-size-complex="12pt"/>
    </style:style>
    <style:style style:name="P25" style:parent-style-name="Listeafsnit" style:list-style-name="LFO1" style:family="paragraph">
      <style:text-properties style:font-name="Arial" style:font-name-complex="Arial" fo:font-size="12pt" style:font-size-asian="12pt" style:font-size-complex="12pt"/>
    </style:style>
    <style:style style:name="P26" style:parent-style-name="Listeafsnit" style:list-style-name="LFO1" style:family="paragraph">
      <style:text-properties style:font-name="Arial" style:font-name-complex="Arial" fo:font-size="12pt" style:font-size-asian="12pt" style:font-size-complex="12pt"/>
    </style:style>
    <style:style style:name="P27" style:parent-style-name="Normal" style:family="paragraph">
      <style:text-properties style:font-name="Arial" style:font-name-complex="Arial" fo:font-size="12pt" style:font-size-asian="12pt" style:font-size-complex="12pt"/>
    </style:style>
    <style:style style:name="P28" style:parent-style-name="Listeafsnit" style:list-style-name="LFO1" style:family="paragraph">
      <style:text-properties style:font-name="Arial" style:font-name-complex="Arial" fo:font-size="12pt" style:font-size-asian="12pt" style:font-size-complex="12pt"/>
    </style:style>
    <style:style style:name="P29" style:parent-style-name="Listeafsnit" style:list-style-name="LFO1" style:family="paragraph">
      <style:text-properties style:font-name="Arial" style:font-name-complex="Arial" fo:font-size="12pt" style:font-size-asian="12pt" style:font-size-complex="12pt"/>
    </style:style>
    <style:style style:name="P30" style:parent-style-name="Listeafsnit" style:list-style-name="LFO1" style:family="paragraph">
      <style:text-properties style:font-name="Arial" style:font-name-complex="Arial" fo:font-size="12pt" style:font-size-asian="12pt" style:font-size-complex="12pt"/>
    </style:style>
    <style:style style:name="P31" style:parent-style-name="Normal" style:family="paragraph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Log 2012</text:p>
      <text:p text:style-name="P2">Deltagere fremmødt:<text:s/><text:s/><text:line-break/>Digitalt fremmødt: Ingen<text:line-break/>Ikke fremmødt:<text:s/></text:p>
      <text:p text:style-name="P3">Søren:</text:p>
      <text:list text:style-name="LFO1" text:continue-numbering="true">
        <text:list-item>
          <text:p text:style-name="P4">Hvad har du lavet?</text:p>
        </text:list-item>
        <text:list-item>
          <text:p text:style-name="P5">Hvad skal du lave?</text:p>
        </text:list-item>
        <text:list-item>
          <text:p text:style-name="P6">Har du haft problemer?</text:p>
        </text:list-item>
      </text:list>
      <text:p text:style-name="P7">René:</text:p>
      <text:list text:style-name="LFO1" text:continue-numbering="true">
        <text:list-item>
          <text:p text:style-name="P8">Hvad har du lavet?</text:p>
        </text:list-item>
        <text:list-item>
          <text:p text:style-name="P9">Hvad skal du lave?</text:p>
        </text:list-item>
        <text:list-item>
          <text:p text:style-name="P10">Har du haft problemer?</text:p>
        </text:list-item>
      </text:list>
      <text:p text:style-name="P11">Sam:</text:p>
      <text:list text:style-name="LFO1" text:continue-numbering="true">
        <text:list-item>
          <text:p text:style-name="P12">Hvad har du lavet?</text:p>
        </text:list-item>
        <text:list-item>
          <text:p text:style-name="P13">Hvad skal du lave?</text:p>
        </text:list-item>
        <text:list-item>
          <text:p text:style-name="P14">Har du haft problemer?</text:p>
        </text:list-item>
      </text:list>
      <text:p text:style-name="P15">Nicolaj:</text:p>
      <text:list text:style-name="LFO1" text:continue-numbering="true">
        <text:list-item>
          <text:p text:style-name="P16">Hvad har du lavet?</text:p>
        </text:list-item>
        <text:list-item>
          <text:p text:style-name="P17">Hvad skal du lave?</text:p>
        </text:list-item>
        <text:list-item>
          <text:p text:style-name="P18">Har du haft problemer?</text:p>
        </text:list-item>
      </text:list>
      <text:p text:style-name="P19">Yusuf:</text:p>
      <text:list text:style-name="LFO1" text:continue-numbering="true">
        <text:list-item>
          <text:p text:style-name="P20">Hvad har du lavet?</text:p>
        </text:list-item>
        <text:list-item>
          <text:p text:style-name="P21">Hvad skal du lave?</text:p>
        </text:list-item>
        <text:list-item>
          <text:p text:style-name="P22">Har du haft problemer?</text:p>
        </text:list-item>
      </text:list>
      <text:p text:style-name="P23">Michael:</text:p>
      <text:list text:style-name="LFO1" text:continue-numbering="true">
        <text:list-item>
          <text:p text:style-name="P24">Hvad har du lavet?</text:p>
        </text:list-item>
        <text:list-item>
          <text:p text:style-name="P25">Hvad skal du lave?</text:p>
        </text:list-item>
        <text:list-item>
          <text:p text:style-name="P26">Har du haft problemer?</text:p>
        </text:list-item>
      </text:list>
      <text:p text:style-name="P27">Cong:</text:p>
      <text:list text:style-name="LFO1" text:continue-numbering="true">
        <text:list-item>
          <text:p text:style-name="P28">Hvad har du lavet?</text:p>
        </text:list-item>
        <text:list-item>
          <text:p text:style-name="P29">Hvad skal du lave?</text:p>
        </text:list-item>
        <text:list-item>
          <text:p text:style-name="P30">Har du haft problemer?</text:p>
        </text:list-item>
      </text:list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Times New Roman" fo:hyphenate="false"/>
    </style:style>
    <style:style style:name="Standardskrifttypeiafsnit" style:display-name="Standardskrifttype i afsnit" style:family="text"/>
    <style:style style:name="Titel" style:display-name="Titel" style:family="paragraph" style:parent-style-name="Normal" style:next-style-name="Normal">
      <style:paragraph-properties fo:border-top="none" fo:border-left="none" fo:border-bottom="0.0138in solid #4F81BD" fo:border-right="none" fo:padding="0in" style:shadow="none" fo:margin-bottom="0.2083in" fo:line-height="100%"/>
      <style:text-properties style:font-name="Cambria" style:font-name-asian="Times New Roman" fo:color="#17365D" fo:letter-spacing="0.0034in" style:letter-kerning="true" fo:font-size="26pt" style:font-size-asian="26pt" style:font-size-complex="26pt" fo:hyphenate="false"/>
    </style:style>
    <style:style style:name="TitelTegn" style:display-name="Titel Tegn" style:family="text" style:parent-style-name="Standardskrifttypeiafsni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am Luu Tong</meta:initial-creator>
    <dc:creator>Sam Luu Tong</dc:creator>
    <meta:creation-date>2012-02-23T07:52:00Z</meta:creation-date>
    <dc:date>2012-02-23T07:55:00Z</dc:date>
    <meta:template xlink:href="Normal" xlink:type="simple"/>
    <meta:editing-cycles>1</meta:editing-cycles>
    <meta:editing-duration>PT180S</meta:editing-duration>
    <meta:document-statistic meta:page-count="2" meta:paragraph-count="1" meta:word-count="77" meta:character-count="548" meta:row-count="3" meta:non-whitespace-character-count="472"/>
  </office:meta>
</office:document-meta>
</file>